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d3b" officeooo:paragraph-rsid="00003d3b"/>
    </style:style>
    <style:style style:name="P2" style:family="paragraph" style:parent-style-name="Standard">
      <style:text-properties officeooo:paragraph-rsid="00003d3b"/>
    </style:style>
    <style:style style:name="P3" style:family="paragraph" style:parent-style-name="Standard">
      <style:text-properties officeooo:rsid="00039223" officeooo:paragraph-rsid="00039223"/>
    </style:style>
    <style:style style:name="P4" style:family="paragraph" style:parent-style-name="Standard">
      <style:text-properties officeooo:paragraph-rsid="00054e4b"/>
    </style:style>
    <style:style style:name="P5" style:family="paragraph" style:parent-style-name="Standard">
      <style:text-properties officeooo:rsid="000726d8" officeooo:paragraph-rsid="000726d8"/>
    </style:style>
    <style:style style:name="P6" style:family="paragraph" style:parent-style-name="Standard">
      <style:text-properties fo:language="es" fo:country="ES" officeooo:rsid="0001f5b5" officeooo:paragraph-rsid="00003d3b"/>
    </style:style>
    <style:style style:name="P7" style:family="paragraph" style:parent-style-name="Standard">
      <style:text-properties fo:language="es" fo:country="ES" officeooo:rsid="00054e4b" officeooo:paragraph-rsid="00039223"/>
    </style:style>
    <style:style style:name="P8" style:family="paragraph" style:parent-style-name="Standard">
      <style:text-properties officeooo:rsid="00039223" officeooo:paragraph-rsid="00039223"/>
    </style:style>
    <style:style style:name="P9" style:family="paragraph" style:parent-style-name="Standard">
      <style:text-properties officeooo:rsid="000b852b" officeooo:paragraph-rsid="000b852b"/>
    </style:style>
    <style:style style:name="P10" style:family="paragraph" style:parent-style-name="Standard">
      <style:text-properties officeooo:rsid="00003d3b" officeooo:paragraph-rsid="00003d3b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03d3b"/>
    </style:style>
    <style:style style:name="T3" style:family="text">
      <style:text-properties fo:language="es" fo:country="ES" officeooo:rsid="0001f5b5"/>
    </style:style>
    <style:style style:name="T4" style:family="text">
      <style:text-properties fo:language="es" fo:country="ES" officeooo:rsid="0002555d"/>
    </style:style>
    <style:style style:name="T5" style:family="text">
      <style:text-properties fo:language="es" fo:country="ES" officeooo:rsid="0002677e"/>
    </style:style>
    <style:style style:name="T6" style:family="text">
      <style:text-properties fo:language="es" fo:country="ES" officeooo:rsid="00039223"/>
    </style:style>
    <style:style style:name="T7" style:family="text">
      <style:text-properties fo:language="es" fo:country="ES" officeooo:rsid="00054e4b"/>
    </style:style>
    <style:style style:name="T8" style:family="text">
      <style:text-properties fo:language="es" fo:country="ES" officeooo:rsid="000726d8"/>
    </style:style>
    <style:style style:name="T9" style:family="text">
      <style:text-properties fo:language="es" fo:country="ES" officeooo:rsid="0007db64"/>
    </style:style>
    <style:style style:name="T10" style:family="text">
      <style:text-properties fo:language="es" fo:country="ES" officeooo:rsid="000c1d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A PRINCIPAL:</text:p>
      <text:p text:style-name="P1"/>
      <text:p text:style-name="P2"><text:span text:style-name="T2">FootVibes se trata de unos dispositivos con forma de e</text:span><text:span text:style-name="T4">sferas</text:span><text:span text:style-name="T2"> colocados entre los huecos de los pies, donde cada dispositivo representaría una nota </text:span><text:span text:style-name="T4">de las o</text:span><text:span text:style-name="T5">cho que hay en la escala musical</text:span><text:span text:style-name="T9">(DO,RE,MI,FA,SOL,LA,SI,DO) </text:span><text:span text:style-name="T2"><text:s/>y vibrarían de acuerdo con unas señales enviadas desde </text:span><text:span text:style-name="T5">un dispositivos electrónico (movil, tablet, PC...)</text:span><text:span text:style-name="T2"> a través de Bluetooth, pudiendo así sentir la armonía </text:span><text:span text:style-name="T6">e intensidad de la música</text:span><text:span text:style-name="T2"> y seguir el ritmo de una canción seleccionada en nuestra aplicación </text:span><text:span text:style-name="T3">o bien de una melodía tocada con un instrumento eléctrico conectado al m</text:span><text:span text:style-name="T4">ó</text:span><text:span text:style-name="T3">vil y siendo traducida </text:span><text:span text:style-name="T4">en forma de partitura </text:span><text:span text:style-name="T3">a la aplicación en tiempo real</text:span><text:span text:style-name="T2">, est</text:span><text:span text:style-name="T3">os archivos</text:span><text:span text:style-name="T2"> tendría un formato llamado Midi, el cual puede interpretar </text:span><text:span text:style-name="T3">todas las distintas </text:span><text:span text:style-name="T2">notas musicales de un archivo de audio y enviar </text:span><text:span text:style-name="T6">instrucciones</text:span><text:span text:style-name="T2"> a cada FootVibe correspondiente, que emitirán un pequeño zumbido, </text:span><text:span text:style-name="T3">pudiendo hacer que la persona que no puede escuchar la música por los o</text:span><text:span text:style-name="T4">í</text:span><text:span text:style-name="T3">dos lo haga a través de pequeñas vibraciones.</text:span></text:p>
      <text:p text:style-name="P6"/>
      <text:p text:style-name="P4"><text:span text:style-name="T3">C</text:span><text:span text:style-name="T7">ARACTERÍSTICAS:</text:span></text:p>
      <text:p text:style-name="P4"><text:span text:style-name="T3">-</text:span><text:span text:style-name="T6">Puede hacer que un sordo sienta la música.</text:span></text:p>
      <text:p text:style-name="P2"><text:span text:style-name="T6">-Puede hacer que un sordo componga m</text:span><text:span text:style-name="T7">ú</text:span><text:span text:style-name="T6">sica.</text:span></text:p>
      <text:p text:style-name="P3"><text:span text:style-name="T1">-Es material barato y no es un funcionamiento de la </text:span><text:span text:style-name="T8">N</text:span><text:span text:style-name="T1">asa</text:span></text:p>
      <text:p text:style-name="P3"><text:span text:style-name="T1">-</text:span><text:span text:style-name="T7">El sonido aparecería en forma de partitura en pantalla, en forma de sonido y en forma de vibración en FootVibes</text:span></text:p>
      <text:p text:style-name="P7">-Habrían distintos tamaños, pues los FootVibes estarían conectados entre si en una pequeña base moldeada en los pies.</text:p>
      <text:p text:style-name="P7">-En esta base se encontraría el sensor de Bluetooth y la batería, y la placa mandaría señales para que cada esfera vibre.</text:p>
      <text:p text:style-name="P7">-Las esferas se podrán desenroscar de la base por si se estropea poder tener recambios.</text:p>
      <text:p text:style-name="P3"><text:span text:style-name="T7">-</text:span><text:span text:style-name="T8">Material silicona(abierto a otras opciones)</text:span></text:p>
      <text:p text:style-name="P3"><text:span text:style-name="T8">-</text:span><text:span text:style-name="T9">Sujeci</text:span><text:span text:style-name="T10">ón</text:span><text:span text:style-name="T9"> el</text:span><text:span text:style-name="T10">ás</text:span><text:span text:style-name="T9">tico(posibilidad)</text:span></text:p>
      <text:p text:style-name="P7"/>
      <text:p text:style-name="P5"><text:span text:style-name="T7">D</text:span><text:span text:style-name="T1">EFECTOS:</text:span></text:p>
      <text:p text:style-name="P3"><text:span text:style-name="T7">-</text:span><text:span text:style-name="T8">Mal olor</text:span></text:p>
      <text:p text:style-name="P9"><text:span text:style-name="T8">-</text:span><text:span text:style-name="T1">Distintos tamaños</text:span></text:p>
      <text:p text:style-name="P9"><text:span text:style-name="T1">-Incomodidad e irritación</text:span></text:p>
      <text:p text:style-name="P9"><text:span text:style-name="T1">-Base no elástica</text:span>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01T19:31:12.339000000</dc:date>
    <meta:editing-duration>PT4H11M33S</meta:editing-duration>
    <meta:editing-cycles>2</meta:editing-cycles>
    <meta:document-statistic meta:table-count="0" meta:image-count="0" meta:object-count="0" meta:page-count="1" meta:paragraph-count="17" meta:word-count="274" meta:character-count="1720" meta:non-whitespace-character-count="1462"/>
  </office:meta>
</office:document-meta>
</file>